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5a2cf" officeooo:paragraph-rsid="0005a2cf"/>
    </style:style>
    <style:style style:name="P2" style:family="paragraph" style:parent-style-name="Standard">
      <style:paragraph-properties fo:text-align="start" style:justify-single-word="false"/>
      <style:text-properties officeooo:rsid="0005a2cf" officeooo:paragraph-rsid="000853ec"/>
    </style:style>
    <style:style style:name="T1" style:family="text">
      <style:text-properties officeooo:rsid="00074a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tecture Suggestions</text:p>
      <text:p text:style-name="P1"/>
      <text:p text:style-name="P2">Three Possible system designs for application installation are presented:<text:line-break/><text:line-break/>1)</text:p>
      <text:p text:style-name="P2"><text:s/>Applications are chosen befoe the image is downloaded and bundled with it.<text:line-break/><text:line-break/>This option is the least convinient from both a user and development perspective – The process of building the image on the fly will be slow, complex and computationally intensive. Users will be unable to edit apps aafter install.<text:line-break/>Given that some configuration of all applications will be necessary anyway, it doesnt really reduce the required interactions sufficiently. <text:line-break/>However, this approach would work well if the hardware was to be deployed/configured in an area where internet access was unavailable.<text:line-break/><text:line-break/>2)</text:p>
      <text:p text:style-name="P2"><text:span text:style-name="T1">Applications are chosen from a website hosted externally to the mazi hardware. They are then downloaded as a bundle and run on the device.<text:line-break/><text:line-break/>This is somewhere between the two other suggestions in terms of convinience. The MAZI hardware itsself wil not require internet access, the application bundle could be downloaded on another device and transferred by usb. However, this method would require terminal interaction on the mazi hardware, even if a simplified install script was supplied with the bundle, so would be unappealing to some users or those not using a monitor/keyboard.<text:line-break/><text:line-break/>3)</text:span></text:p>
      <text:p text:style-name="P2"><text:span text:style-name="T1">The MAZI hardware connects to an external server, where apps may be viewed and downloaded.<text:line-break/><text:line-break/>This approach is recommended as the simplest and most easy to use. Requires the MAZI hardware be connected to the internet. Would allow apps to be quickly and conviniently installed.<text:line-break/>This approach would also be browser based in keeping with other MAZI device interfaces.<text:line-break/><text:line-break/>A few implementation methods would be possible for this approach, with variations on how much processing, or the interactions the user has with either the client (Pi) and server(External web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50S</meta:editing-duration>
    <meta:editing-cycles>6</meta:editing-cycles>
    <meta:generator>LibreOffice/5.0.3.2$Windows_x86 LibreOffice_project/e5f16313668ac592c1bfb310f4390624e3dbfb75</meta:generator>
    <dc:date>2016-11-16T12:03:45.966000000</dc:date>
    <meta:document-statistic meta:table-count="0" meta:image-count="0" meta:object-count="0" meta:page-count="1" meta:paragraph-count="5" meta:word-count="286" meta:character-count="1832" meta:non-whitespace-character-count="1541"/>
    <meta:user-defined meta:name="Info 1"/>
    <meta:user-defined meta:name="Info 2"/>
    <meta:user-defined meta:name="Info 3"/>
    <meta:user-defined meta:name="Info 4"/>
  </office:meta>
</office:document-meta>
</file>